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4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2" draw:id="id2" draw:layer="layout" svg:width="5.8cm" svg:height="1.8cm" svg:x="2.2cm" svg:y="5.4cm">
          <text:p text:style-name="P1"><text:span text:style-name="T1">Nav_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4cm" svg:height="1.6cm" svg:x="9.6cm" svg:y="1.6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cm" svg:height="1.8cm" svg:x="10.4cm" svg:y="5.4cm">
          <text:p text:style-name="P1"><text:span text:style-name="T1">Router Swi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cm" svg:height="1.8cm" svg:x="19cm" svg:y="5.4cm">
          <text:p text:style-name="P1"><text:span text:style-name="T1">Footer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cm" svg:height="1.038cm" svg:x="7cm" svg:y="0.337cm">
          <draw:text-box>
            <text:p text:style-name="P1"><text:span text:style-name="T2">Komponentendiagrammm Desktop</text:span></text:p>
          </draw:text-box>
        </draw:frame>
        <draw:custom-shape draw:style-name="gr4" draw:text-style-name="P2" xml:id="id6" draw:id="id6" draw:layer="layout" svg:width="5.4cm" svg:height="1.8cm" svg:x="14.5cm" svg:y="9.9cm">
          <text:p text:style-name="P1"><text:span text:style-name="T1">(HOK) Searc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5.4cm" svg:height="1.8cm" svg:x="7.9cm" svg:y="9.9cm">
          <text:p text:style-name="P1"><text:span text:style-name="T1">Input_Fiel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5.4cm" svg:height="1.8cm" svg:x="21.1cm" svg:y="9.9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cm" svg:y1="3.2cm" svg:x2="5.1cm" svg:y2="5.4cm" draw:start-shape="id1" draw:start-glue-point="2" draw:end-shape="id2" svg:d="M13300 3200v1100h-8200v1100" svg:viewBox="0 0 8201 2201">
          <text:p/>
        </draw:connector>
        <draw:connector draw:style-name="gr5" draw:text-style-name="P4" draw:layer="layout" svg:x1="13.3cm" svg:y1="3.2cm" svg:x2="21.9cm" svg:y2="5.4cm" draw:start-shape="id1" draw:start-glue-point="2" draw:end-shape="id3" svg:d="M13300 3200v1100h8600v1100" svg:viewBox="0 0 8601 2201">
          <text:p/>
        </draw:connector>
        <draw:connector draw:style-name="gr5" draw:text-style-name="P4" draw:layer="layout" svg:x1="13.3cm" svg:y1="7.2cm" svg:x2="10.6cm" svg:y2="9.9cm" draw:start-shape="id4" draw:start-glue-point="2" draw:end-shape="id5" svg:d="M13300 7200v1350h-2700v1350" svg:viewBox="0 0 2701 2701">
          <text:p/>
        </draw:connector>
        <draw:connector draw:style-name="gr5" draw:text-style-name="P4" draw:layer="layout" svg:x1="13.3cm" svg:y1="7.2cm" svg:x2="17.2cm" svg:y2="9.9cm" draw:start-shape="id4" draw:start-glue-point="2" draw:end-shape="id6" svg:d="M13300 7200v1350h3900v1350" svg:viewBox="0 0 3901 2701">
          <text:p/>
        </draw:connector>
        <draw:connector draw:style-name="gr5" draw:text-style-name="P4" draw:layer="layout" svg:x1="13.3cm" svg:y1="7.2cm" svg:x2="23.8cm" svg:y2="9.9cm" draw:start-shape="id4" draw:start-glue-point="2" draw:end-shape="id7" svg:d="M13300 7200v1350h10500v1350" svg:viewBox="0 0 10501 2701">
          <text:p/>
        </draw:connector>
        <draw:custom-shape draw:style-name="gr4" draw:text-style-name="P2" xml:id="id8" draw:id="id8" draw:layer="layout" svg:width="5.4cm" svg:height="1.8cm" svg:x="1.1cm" svg:y="9.9cm">
          <text:p text:style-name="P1"><text:span text:style-name="T1">Abou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cm" svg:y1="7.2cm" svg:x2="3.8cm" svg:y2="9.9cm" draw:start-shape="id4" draw:start-glue-point="2" draw:end-shape="id8" draw:end-glue-point="0" svg:d="M13300 7200v1350h-9500v1350" svg:viewBox="0 0 9501 2701">
          <text:p/>
        </draw:connector>
        <draw:custom-shape draw:style-name="gr6" draw:text-style-name="P2" xml:id="id9" draw:id="id9" draw:layer="layout" svg:width="4.3cm" svg:height="1.7cm" svg:x="1.6cm" svg:y="12.9cm"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3.8cm" svg:y1="11.7cm" svg:x2="3.75cm" svg:y2="12.9cm" draw:start-shape="id8" draw:start-glue-point="2" draw:end-shape="id9" svg:d="M3800 11700l-50 1200" svg:viewBox="0 0 51 1201">
          <text:p/>
        </draw:connector>
        <draw:connector draw:style-name="gr5" draw:text-style-name="P4" draw:layer="layout" draw:type="line" svg:x1="13.3cm" svg:y1="3.2cm" svg:x2="13.3cm" svg:y2="5.4cm" draw:start-shape="id1" draw:start-glue-point="2" draw:end-shape="id4" svg:d="M13300 3200v2200" svg:viewBox="0 0 1 2201">
          <text:p/>
        </draw:connector>
        <draw:custom-shape draw:style-name="gr6" draw:text-style-name="P2" xml:id="id10" draw:id="id10" draw:layer="layout" svg:width="4.3cm" svg:height="1.7cm" svg:x="12.4cm" svg:y="12.9cm">
          <text:p text:style-name="P1"><text:span text:style-name="T1">Feh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.3cm" svg:height="1.7cm" svg:x="17.9cm" svg:y="12.9cm">
          <text:p text:style-name="P1"><text:span text:style-name="T1">SearchResult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7.2cm" svg:y1="11.7cm" svg:x2="14.55cm" svg:y2="12.9cm" draw:start-shape="id6" draw:start-glue-point="2" draw:end-shape="id10" draw:end-glue-point="0" svg:d="M17200 11700v600h-2650v600" svg:viewBox="0 0 2651 1201">
          <text:p/>
        </draw:connector>
        <draw:connector draw:style-name="gr5" draw:text-style-name="P4" draw:layer="layout" svg:x1="17.2cm" svg:y1="11.7cm" svg:x2="20.05cm" svg:y2="12.9cm" draw:start-shape="id6" draw:start-glue-point="2" draw:end-shape="id11" svg:d="M17200 11700v600h2850v600" svg:viewBox="0 0 2851 1201">
          <text:p/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2:05:45.179062260</dc:date>
    <meta:editing-duration>PT1H56M3S</meta:editing-duration>
    <meta:editing-cycles>21</meta:editing-cycles>
    <meta:generator>LibreOffice/6.0.7.3$Linux_X86_64 LibreOffice_project/00m0$Build-3</meta:generator>
    <meta:document-statistic meta:object-count="45"/>
  </office:meta>
</office:document-meta>
</file>